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TACK" style:family="table">
      <style:table-properties style:width="5.3125in" fo:margin-left="1.1917in" table:align="left"/>
    </style:style>
    <style:style style:name="STACK.A" style:family="table-column">
      <style:table-column-properties style:column-width="5.3125in"/>
    </style:style>
    <style:style style:name="STACK.A1" style:family="table-cell">
      <style:table-cell-properties fo:padding="0.0382in" fo:border="0.05pt solid #000000"/>
    </style:style>
    <style:style style:name="STACK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3708in" fo:margin-left="1.1292in" table:align="left" style:shadow="none" style:may-break-between-rows="false" table:border-model="separating"/>
    </style:style>
    <style:style style:name="Table1.A" style:family="table-column">
      <style:table-column-properties style:column-width="5.3708in"/>
    </style:style>
    <style:style style:name="Table1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BinaryNode" style:family="table">
      <style:table-properties style:width="5.3708in" fo:margin-left="1.1292in" table:align="left"/>
    </style:style>
    <style:style style:name="BinaryNode.A" style:family="table-column">
      <style:table-column-properties style:column-width="5.3708in"/>
    </style:style>
    <style:style style:name="BinaryNode.A1" style:family="table-cell">
      <style:table-cell-properties fo:padding="0.0382in" fo:border="0.05pt solid #000000"/>
    </style:style>
    <style:style style:name="BinaryNode.A2" style:family="table-cell">
      <style:table-cell-properties fo:padding="0.0382in" fo:border-left="0.05pt solid #000000" fo:border-right="0.05pt solid #000000" fo:border-top="none" fo:border-bottom="0.05pt solid #000000"/>
    </style:style>
    <style:style style:name="BinaryTree" style:family="table">
      <style:table-properties style:width="5.3125in" fo:margin-left="1.1917in" table:align="left"/>
    </style:style>
    <style:style style:name="BinaryTree.A" style:family="table-column">
      <style:table-column-properties style:column-width="5.3125in"/>
    </style:style>
    <style:style style:name="BinaryTree.A1" style:family="table-cell">
      <style:table-cell-properties fo:padding="0.0382in" fo:border="0.05pt solid #000000"/>
    </style:style>
    <style:style style:name="BinaryTree.A2" style:family="table-cell">
      <style:table-cell-properties fo:padding="0.0382in" fo:border-left="0.05pt solid #000000" fo:border-right="0.05pt solid #000000" fo:border-top="none" fo:border-bottom="0.05pt solid #000000"/>
    </style:style>
    <style:style style:name="BinaryTree.3" style:family="table-row">
      <style:table-row-properties style:min-row-height="4.5208in"/>
    </style:style>
    <style:style style:name="Table2" style:family="table">
      <style:table-properties style:width="5.375in" fo:margin-left="1.1292in" table:align="left"/>
    </style:style>
    <style:style style:name="Table2.A" style:family="table-column">
      <style:table-column-properties style:column-width="5.3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BST" style:family="table">
      <style:table-properties style:width="5.25in" fo:margin-left="1.2542in" table:align="left"/>
    </style:style>
    <style:style style:name="BST.A" style:family="table-column">
      <style:table-column-properties style:column-width="5.25in"/>
    </style:style>
    <style:style style:name="BST.A1" style:family="table-cell">
      <style:table-cell-properties fo:padding="0.0382in" fo:border="0.05pt solid #000000"/>
    </style:style>
    <style:style style:name="BST.A2" style:family="table-cell">
      <style:table-cell-properties fo:padding="0.0382in" fo:border-left="0.05pt solid #000000" fo:border-right="0.05pt solid #000000" fo:border-top="none" fo:border-bottom="0.05pt solid #000000"/>
    </style:style>
    <style:style style:name="Hash" style:family="table">
      <style:table-properties style:width="5.1875in" fo:margin-left="1.3167in" table:align="left"/>
    </style:style>
    <style:style style:name="Hash.A" style:family="table-column">
      <style:table-column-properties style:column-width="5.1875in"/>
    </style:style>
    <style:style style:name="Hash.A1" style:family="table-cell">
      <style:table-cell-properties fo:padding="0.0382in" fo:border="0.05pt solid #000000"/>
    </style:style>
    <style:style style:name="Hash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0f23" officeooo:paragraph-rsid="00000f23"/>
    </style:style>
    <style:style style:name="P2" style:family="paragraph" style:parent-style-name="Standard">
      <style:text-properties officeooo:paragraph-rsid="00000f23"/>
    </style:style>
    <style:style style:name="P3" style:family="paragraph" style:parent-style-name="Standard">
      <style:text-properties officeooo:paragraph-rsid="0004ec17"/>
    </style:style>
    <style:style style:name="P4" style:family="paragraph" style:parent-style-name="Table_20_Contents">
      <style:paragraph-properties fo:text-align="center" style:justify-single-word="false"/>
      <style:text-properties fo:font-size="20pt" style:text-underline-style="none" fo:font-weight="bold" officeooo:rsid="00000f23" officeooo:paragraph-rsid="00000f23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officeooo:rsid="00019ffa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5pt" fo:font-weight="bold" officeooo:rsid="0004ec17" officeooo:paragraph-rsid="0004ec17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fo:font-weight="bold" officeooo:rsid="0005c68b" officeooo:paragraph-rsid="0005c68b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19ffa" officeooo:paragraph-rsid="00019ffa"/>
    </style:style>
    <style:style style:name="P9" style:family="paragraph" style:parent-style-name="Table_20_Contents">
      <style:text-properties officeooo:paragraph-rsid="00019ffa"/>
    </style:style>
    <style:style style:name="P10" style:family="paragraph" style:parent-style-name="Table_20_Contents">
      <style:text-properties fo:font-size="13pt" style:font-size-asian="13pt" style:font-size-complex="13pt"/>
    </style:style>
    <style:style style:name="P11" style:family="paragraph" style:parent-style-name="Table_20_Contents">
      <style:text-properties fo:font-size="13pt" officeooo:rsid="00000f23" officeooo:paragraph-rsid="00000f23" style:font-size-asian="13pt" style:font-size-complex="13pt"/>
    </style:style>
    <style:style style:name="P12" style:family="paragraph" style:parent-style-name="Table_20_Contents">
      <style:text-properties fo:font-size="13pt" officeooo:paragraph-rsid="00000f23" style:font-size-asian="13pt" style:font-size-complex="13pt"/>
    </style:style>
    <style:style style:name="P13" style:family="paragraph" style:parent-style-name="Table_20_Contents">
      <style:text-properties fo:font-size="13pt" officeooo:rsid="00004ef2" officeooo:paragraph-rsid="00004ef2" style:font-size-asian="13pt" style:font-size-complex="13pt"/>
    </style:style>
    <style:style style:name="P14" style:family="paragraph" style:parent-style-name="Table_20_Contents">
      <style:text-properties fo:font-size="13pt" officeooo:rsid="00019ffa" officeooo:paragraph-rsid="00019ffa" style:font-size-asian="13pt" style:font-size-complex="13pt"/>
    </style:style>
    <style:style style:name="P15" style:family="paragraph" style:parent-style-name="Table_20_Contents">
      <style:text-properties officeooo:paragraph-rsid="00030a84"/>
    </style:style>
    <style:style style:name="P16" style:family="paragraph" style:parent-style-name="Table_20_Contents">
      <style:text-properties officeooo:rsid="00030a84" officeooo:paragraph-rsid="00030a84"/>
    </style:style>
    <style:style style:name="P17" style:family="paragraph" style:parent-style-name="Table_20_Contents">
      <style:paragraph-properties>
        <style:tab-stops>
          <style:tab-stop style:position="0.3437in"/>
        </style:tab-stops>
      </style:paragraph-properties>
      <style:text-properties officeooo:rsid="00030a84" officeooo:paragraph-rsid="00030a84"/>
    </style:style>
    <style:style style:name="P18" style:family="paragraph" style:parent-style-name="Table_20_Contents">
      <style:paragraph-properties fo:text-align="center" style:justify-single-word="false"/>
      <style:text-properties officeooo:rsid="0004ec17" officeooo:paragraph-rsid="0004ec17"/>
    </style:style>
    <style:style style:name="P19" style:family="paragraph" style:parent-style-name="Table_20_Contents">
      <style:text-properties officeooo:rsid="0004ec17" officeooo:paragraph-rsid="0004ec17"/>
    </style:style>
    <style:style style:name="P20" style:family="paragraph" style:parent-style-name="Table_20_Contents">
      <style:text-properties officeooo:paragraph-rsid="0004ec17"/>
    </style:style>
    <style:style style:name="T1" style:family="text">
      <style:text-properties officeooo:rsid="00000f23"/>
    </style:style>
    <style:style style:name="T2" style:family="text">
      <style:text-properties officeooo:rsid="00004ef2"/>
    </style:style>
    <style:style style:name="T3" style:family="text">
      <style:text-properties officeooo:rsid="00019ffa"/>
    </style:style>
    <style:style style:name="T4" style:family="text">
      <style:text-properties officeooo:rsid="00030a84"/>
    </style:style>
    <style:style style:name="T5" style:family="text">
      <style:text-properties officeooo:rsid="0004ec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ACK" table:style-name="STACK">
        <table:table-column table:style-name="STACK.A"/>
        <table:table-row>
          <table:table-cell table:style-name="STACK.A1" office:value-type="string">
            <text:p text:style-name="P4">Stack</text:p>
          </table:table-cell>
        </table:table-row>
        <table:table-row>
          <table:table-cell table:style-name="STACK.A2" office:value-type="string">
            <text:p text:style-name="P10">- <text:span text:style-name="T1">top</text:span></text:p>
            <text:p text:style-name="P10">- <text:span text:style-name="T1">count</text:span></text:p>
          </table:table-cell>
        </table:table-row>
        <table:table-row>
          <table:table-cell table:style-name="STACK.A2" office:value-type="string">
            <text:p text:style-name="P11">//constructor</text:p>
            <text:p text:style-name="P11">//destructor</text:p>
            <text:p text:style-name="P11">+ push</text:p>
            <text:p text:style-name="P11">+ pop</text:p>
            <text:p text:style-name="P11">+ getTop</text:p>
            <text:p text:style-name="P11">+ getCount</text:p>
            <text:p text:style-name="P11">+ isEmpty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Queue</text:p>
          </table:table-cell>
        </table:table-row>
        <table:table-row>
          <table:table-cell table:style-name="Table1.A2" office:value-type="string">
            <text:p text:style-name="P12">- <text:span text:style-name="T1">front</text:span></text:p>
            <text:p text:style-name="P12">- <text:span text:style-name="T1">count</text:span></text:p>
            <text:p text:style-name="P12">- <text:span text:style-name="T2">rear</text:span></text:p>
          </table:table-cell>
        </table:table-row>
        <table:table-row>
          <table:table-cell table:style-name="Table1.A3" office:value-type="string">
            <text:p text:style-name="P11">//constructor</text:p>
            <text:p text:style-name="P11">//destructor</text:p>
            <text:p text:style-name="P11">+ <text:span text:style-name="T2">enqueue</text:span></text:p>
            <text:p text:style-name="P11">+ <text:span text:style-name="T2">dequeue</text:span></text:p>
            <text:p text:style-name="P11">+ get<text:span text:style-name="T2">Front</text:span></text:p>
            <text:p text:style-name="P11">+ getC<text:span text:style-name="T2">ount</text:span></text:p>
            <text:p text:style-name="P13">+ getRear</text:p>
            <text:p text:style-name="P11">+ isEmpty</text:p>
          </table:table-cell>
        </table:table-row>
      </table:table>
      <text:p text:style-name="Text_20_body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House</text:p>
          </table:table-cell>
        </table:table-row>
        <table:table-row>
          <table:table-cell table:style-name="Table2.A2" office:value-type="string">
            <text:p text:style-name="P20">- </text:p>
          </table:table-cell>
        </table:table-row>
        <table:table-row>
          <table:table-cell table:style-name="Table2.A2" office:value-type="string">
            <text:p text:style-name="P20"/>
          </table:table-cell>
        </table:table-row>
      </table:table>
      <text:p text:style-name="P3"/>
      <table:table table:name="BinaryNode" table:style-name="BinaryNode">
        <table:table-column table:style-name="BinaryNode.A"/>
        <table:table-row>
          <table:table-cell table:style-name="BinaryNode.A1" office:value-type="string">
            <text:p text:style-name="P5">Binary Tree Node</text:p>
          </table:table-cell>
        </table:table-row>
        <table:table-row>
          <table:table-cell table:style-name="BinaryNode.A2" office:value-type="string">
            <text:p text:style-name="P14">- item</text:p>
            <text:p text:style-name="P14">- leftPtr</text:p>
            <text:p text:style-name="P14">- rightPtr</text:p>
          </table:table-cell>
        </table:table-row>
        <table:table-row>
          <table:table-cell table:style-name="BinaryNode.A2" office:value-type="string">
            <text:p text:style-name="P10">//<text:span text:style-name="T3">constructor</text:span></text:p>
            <text:p text:style-name="P10">//<text:span text:style-name="T3">destructor</text:span></text:p>
            <text:p text:style-name="P14">+ setItem</text:p>
            <text:p text:style-name="P14">+setLeftPtr</text:p>
            <text:p text:style-name="P14">+setRightPtr</text:p>
            <text:p text:style-name="P14">+getLeftPtr</text:p>
            <text:p text:style-name="P14"><text:soft-page-break/>+getRightPtr</text:p>
            <text:p text:style-name="P14">+getItem</text:p>
            <text:p text:style-name="P14">+isLeaf</text:p>
          </table:table-cell>
        </table:table-row>
      </table:table>
      <text:p text:style-name="P2"/>
      <text:p text:style-name="P2"/>
      <text:p text:style-name="P2"/>
      <table:table table:name="BinaryTree" table:style-name="BinaryTree">
        <table:table-column table:style-name="BinaryTree.A"/>
        <table:table-row>
          <table:table-cell table:style-name="BinaryTree.A1" office:value-type="string">
            <text:p text:style-name="P8">Binary Tree</text:p>
          </table:table-cell>
        </table:table-row>
        <table:table-row>
          <table:table-cell table:style-name="BinaryTree.A2" office:value-type="string">
            <text:p text:style-name="Table_20_Contents">- <text:span text:style-name="T4">rootPtr</text:span></text:p>
            <text:p text:style-name="Table_20_Contents"/>
          </table:table-cell>
        </table:table-row>
        <table:table-row table:style-name="BinaryTree.3">
          <table:table-cell table:style-name="BinaryTree.A2" office:value-type="string">
            <text:p text:style-name="P9">+ <text:s text:c="2"/>isEmpty()</text:p>
            <text:p text:style-name="P16">+ <text:s text:c="2"/>clear()</text:p>
            <text:p text:style-name="P16">- <text:s text:c="3"/>destroyTree()</text:p>
            <text:p text:style-name="P16">+ <text:s text:c="2"/>preOrder()</text:p>
            <text:p text:style-name="P16">- <text:s text:c="3"/>_preOrder()</text:p>
            <text:p text:style-name="P17">+ <text:s text:c="3"/>inOrder()</text:p>
            <text:p text:style-name="P16">- <text:s text:c="3"/>_inOrder()</text:p>
            <text:p text:style-name="P16">+ <text:s text:c="2"/>postOrder()</text:p>
            <text:p text:style-name="P16">+ <text:s text:c="2"/>_postOrder()</text:p>
            <text:p text:style-name="P16">+ <text:s text:c="2"/>printIndented()</text:p>
            <text:p text:style-name="P16">- <text:s text:c="3"/>_printIndented()</text:p>
            <text:p text:style-name="P16">+ <text:s text:c="2"/>insert()</text:p>
            <text:p text:style-name="P16">+ <text:s text:c="2"/>remove()</text:p>
            <text:p text:style-name="P16">+ <text:s text:c="2"/>search()</text:p>
            <text:p text:style-name="P15">+getNumberOfNodes()</text:p>
            <text:p text:style-name="P9">+getHeight(<text:span text:style-name="T5">)</text:span></text:p>
          </table:table-cell>
        </table:table-row>
      </table:table>
      <text:p text:style-name="Text_20_body"/>
      <table:table table:name="BST" table:style-name="BST">
        <table:table-column table:style-name="BST.A"/>
        <table:table-row>
          <table:table-cell table:style-name="BST.A1" office:value-type="string">
            <text:p text:style-name="P18">Binary Search Tree : public Binary Tree</text:p>
          </table:table-cell>
        </table:table-row>
        <table:table-row>
          <table:table-cell table:style-name="BST.A2" office:value-type="string">
            <text:p text:style-name="Table_20_Contents"/>
          </table:table-cell>
        </table:table-row>
        <table:table-row>
          <table:table-cell table:style-name="BST.A2" office:value-type="string">
            <text:p text:style-name="Table_20_Contents">- <text:s text:c="3"/>_<text:span text:style-name="T5">insert()</text:span></text:p>
            <text:p text:style-name="Table_20_Contents">- <text:s text:c="3"/>_ <text:span text:style-name="T5">remove()</text:span></text:p>
            <text:p text:style-name="Table_20_Contents">- <text:s text:c="3"/>_<text:span text:style-name="T5">deleteNode()</text:span></text:p>
            <text:p text:style-name="Table_20_Contents">- <text:s text:c="3"/><text:span text:style-name="T5">removeLeftmostNode()</text:span></text:p>
            <text:p text:style-name="Table_20_Contents">- <text:s text:c="3"/><text:span text:style-name="T5">findNode()</text:span></text:p>
            <text:p text:style-name="Table_20_Contents"/>
            <text:p text:style-name="P19">+ <text:s text:c="3"/>insert()</text:p>
            <text:p text:style-name="P19">+ <text:s text:c="3"/>remove()</text:p>
            <text:p text:style-name="P19">+ <text:s text:c="3"/>search()</text:p>
          </table:table-cell>
        </table:table-row>
      </table:table>
      <text:p text:style-name="P2"/>
      <table:table table:name="Hash" table:style-name="Hash">
        <table:table-column table:style-name="Hash.A"/>
        <text:soft-page-break/>
        <table:table-row>
          <table:table-cell table:style-name="Hash.A1" office:value-type="string">
            <text:p text:style-name="P7">Hash</text:p>
          </table:table-cell>
        </table:table-row>
        <table:table-row>
          <table:table-cell table:style-name="Hash.A2" office:value-type="string">
            <text:p text:style-name="Table_20_Contents"/>
          </table:table-cell>
        </table:table-row>
        <table:table-row>
          <table:table-cell table:style-name="Hash.A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3M20S</meta:editing-duration>
    <meta:editing-cycles>7</meta:editing-cycles>
    <meta:generator>LibreOffice/5.0.4.2$Windows_x86 LibreOffice_project/2b9802c1994aa0b7dc6079e128979269cf95bc78</meta:generator>
    <dc:date>2016-02-22T00:22:36.496000000</dc:date>
    <meta:document-statistic meta:table-count="7" meta:image-count="0" meta:object-count="0" meta:page-count="3" meta:paragraph-count="65" meta:word-count="118" meta:character-count="757" meta:non-whitespace-character-count="646"/>
    <meta:user-defined meta:name="Info 1"/>
    <meta:user-defined meta:name="Info 2"/>
    <meta:user-defined meta:name="Info 3"/>
    <meta:user-defined meta:name="Info 4"/>
  </office:meta>
</office:document-meta>
</file>